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YASCA INGENIEROS MINERIA Y CONSTRUCCION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056714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0240699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YASCA VILLALBA CARLOS PELAY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14510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02 406 9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WILBER AYASCA VILLALB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122101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4000</text:p>
          </table:table-cell>
          <table:table-cell table:style-name="Tableau1.D2" office:value-type="string">
            <text:p text:style-name="P10">9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2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/>
          </table:table-cell>
          <table:table-cell table:style-name="Tabla2.D3" office:value-type="string">
            <text:p text:style-name="P17">92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1:00:3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